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office:value-type="string" table:style-name="ce5">
            <text:p>entretien lundi 28/11 à 17h00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5T00:00:00" table:style-name="ce5">
            <text:p>25-nov</text:p>
          </table:table-cell>
          <table:table-cell office:value-type="string" table:style-name="ce6">
            <text:p>Candidature spontannée/Site de l'entreprise</text:p>
          </table:table-cell>
          <table:table-cell office:value-type="string" table:style-name="ce7">
            <text:p>aucun</text:p>
          </table:table-cell>
          <table:table-cell office:value-type="string" table:style-name="ce8">
            <text:p><text:a xlink:href="https://www.probayes.com/emplois-et-stages/">https://www.probayes.com/emplois-et-stages/</text:a></text:p>
          </table:table-cell>
          <table:table-cell office:value-type="string" table:style-name="ce9">
            <text:p>Probayes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andidature spontané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5T08:29:44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5T08:29:44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b7f4a999-a9e0-4138-b64e-8d7bbc77338c</meta:user-defined>
    <meta:user-defined meta:name="MSIP_Label_23f93e5f-d3c2-49a7-ba94-15405423c204_ContentBits">2</meta:user-defined>
  </office:meta>
</office:document-meta>
</file>